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oins :</text:p>
      <text:p text:style-name="Standard"/>
      <text:p text:style-name="Standard">client s'inscrit et se connecte au site, choisit de payer ou non, (sélectionne ses intérêts), puis reçoit des propositions d'articles auquels il peut souscrire. Il peut également s'abonner pour devenir premium et ainsi consulter autant d'articles qu'il le désire, sur les sites de son abonnement.</text:p>
      <text:p text:style-name="Standard">Si l'utilisateur n'est pas premium, il peut gratuitement consulter les revues de presse ou mettre de l'argent sur une cagnotte et ainsi consulter des articles payants, don't l'argent sera retiré de sa cagnotte (consultation limitée à 3 fois).</text:p>
      <text:p text:style-name="Standard">Les revues de presses se font par thèmes et sont consultables dans la rubrique revue de l'appli mobile.</text:p>
      <text:p text:style-name="Standard">Les souscripteurs reçoivent un email hebdomadaire avec les titres, sources et lien d'articles à propos des thèmes choisis par l'utilisateur. L'utilisateur peut choisir de recevoir ou non des emails, ou ne recevoir que les articles des thèmes choisis.</text:p>
      <text:p text:style-name="Standard"/>
      <text:p text:style-name="Standard">Les utilisateurs qui ne payent pas ont accès aux revues de presse mais en version <text:span text:style-name="T1">à plat</text:span><text:span text:style-name="T2"> (sans liens vers les artic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bault Labroue</meta:initial-creator>
    <meta:creation-date>2014-01-22T17:05:49.47</meta:creation-date>
    <dc:date>2014-01-22T17:30:49.91</dc:date>
    <dc:creator>Thibault Labroue</dc:creator>
    <meta:editing-duration>PT8M49S</meta:editing-duration>
    <meta:editing-cycles>2</meta:editing-cycles>
    <meta:generator>OpenOffice.org/3.3$Win32 OpenOffice.org_project/330m20$Build-9567</meta:generator>
    <meta:document-statistic meta:table-count="0" meta:image-count="0" meta:object-count="0" meta:page-count="1" meta:paragraph-count="6" meta:word-count="163" meta:character-count="1020"/>
  </office:meta>
</office:document-meta>
</file>